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XmlByteArray( @ NonNullable byte [ ] by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oneShallow( B be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oneDeep( B 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XmlByteArray( @ NonNullable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